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2.5444in" fo:margin-left="0.0153in" fo:margin-right="4.3653in" table:align="margins"/>
    </style:style>
    <style:style style:name="Table1.A" style:family="table-column">
      <style:table-column-properties style:column-width="0.0326in" style:rel-column-width="840*"/>
    </style:style>
    <style:style style:name="Table1.B" style:family="table-column">
      <style:table-column-properties style:column-width="2.4778in" style:rel-column-width="63817*"/>
    </style:style>
    <style:style style:name="Table1.C" style:family="table-column">
      <style:table-column-properties style:column-width="0.034in" style:rel-column-width="87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center" style:justify-single-word="false"/>
      <style:text-properties officeooo:rsid="0005bcd6" officeooo:paragraph-rsid="0005bcd6"/>
    </style:style>
    <style:style style:name="P2" style:family="paragraph" style:parent-style-name="Standard">
      <style:paragraph-properties fo:text-align="start" style:justify-single-word="false"/>
      <style:text-properties officeooo:rsid="0005bcd6" officeooo:paragraph-rsid="0005bcd6"/>
    </style:style>
    <style:style style:name="P3" style:family="paragraph" style:parent-style-name="Table_20_Contents">
      <style:text-properties officeooo:rsid="0005bcd6" officeooo:paragraph-rsid="0005bcd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mple Data</text:p>
      <text:p text:style-name="P1">I know it looks like trash, it looks much better on the terminal, I just need somehting to turn in</text:p>
      <text:p text:style-name="P2">||===========================||</text:p>
      <text:p text:style-name="P2">||Welcome to towers of Hanoi!||<text:tab/><text:tab/><text:tab/><text:tab/><text:tab/>||==================||</text:p>
      <text:p text:style-name="P2">||===========================||<text:tab/><text:tab/><text:tab/><text:tab/><text:tab/>|| <text:s text:c="2"/>*Difficulty* <text:s text:c="2"/>||</text:p>
      <text:p text:style-name="P2">||The object is to move the <text:s/>||<text:tab/><text:tab/><text:tab/><text:tab/><text:tab/>||1-3 Disks-&gt; Easy <text:s/>||</text:p>
      <text:p text:style-name="P2">||tower of disks one at a <text:s text:c="3"/>||<text:tab/><text:tab/><text:tab/><text:tab/><text:tab/>||4-6 Disks-&gt; Normal||</text:p>
      <text:p text:style-name="P2">||time, from the 1st to the <text:s/>||<text:tab/><text:tab/><text:tab/><text:tab/><text:tab/>||7-9 Disks-&gt; Hard <text:s/>||</text:p>
      <text:p text:style-name="P2">||3rd. You can't place a <text:s text:c="4"/>||<text:tab/><text:tab/><text:tab/><text:tab/><text:tab/>||10 Disks-&gt; Mental ||</text:p>
      <text:p text:style-name="P2">||larger disk on a smaller <text:s text:c="2"/>||<text:tab/><text:tab/><text:tab/><text:tab/><text:tab/>||==================||</text:p>
      <text:p text:style-name="P2">||disk <text:s text:c="22"/>||</text:p>
      <text:p text:style-name="P2">||===========================||</text:p>
      <text:p text:style-name="P2">||Number of Disks? <text:s text:c="10"/>||</text:p>
      <text:p text:style-name="P2">||100</text:p>
      <text:p text:style-name="P2">||===========================||</text:p>
      <text:p text:style-name="P2">||Please don't do that to <text:s text:c="3"/>||</text:p>
      <text:p text:style-name="P2">||yourself, keep it under 10 ||</text:p>
      <text:p text:style-name="P2">||-1</text:p>
      <text:p text:style-name="P2">||===========================||</text:p>
      <text:p text:style-name="P2">||How am I supposed to do a <text:s/>||</text:p>
      <text:p text:style-name="P2">||negative number of disks? <text:s/>||</text:p>
      <text:p text:style-name="P2">||Pick again. <text:s text:c="15"/>||</text:p>
      <text:p text:style-name="P2">||0</text:p>
      <text:p text:style-name="P2">||===========================||</text:p>
      <text:p text:style-name="P2">||Funny, pick again <text:s text:c="9"/>||</text:p>
      <text:p text:style-name="P2">||2</text:p>
      <text:p text:style-name="P2">||===========================||</text:p>
      <text:p text:style-name="P2">||You picked 2 disks <text:s text:c="8"/>||</text:p>
      <text:p text:style-name="P2">||===========================||</text:p>
      <text:p text:style-name="P2"/>
      <text:p text:style-name="P2"/>
      <text:p text:style-name="P2"><text:s text:c="23"/>| <text:s text:c="22"/></text:p>
      <text:p text:style-name="P2"><text:s text:c="21"/>##|## <text:s text:c="20"/></text:p>
      <text:p text:style-name="P2"><text:s text:c="19"/>####|#### <text:s text:c="18"/></text:p>
      <text:p text:style-name="P2"/>
      <text:p text:style-name="P2"/>
      <text:p text:style-name="P2"><text:s text:c="23"/>| <text:s text:c="22"/></text:p>
      <text:p text:style-name="P2"><text:s text:c="23"/>| <text:s text:c="22"/></text:p>
      <text:p text:style-name="P2"><text:s text:c="23"/>| <text:s text:c="22"/></text:p>
      <text:p text:style-name="P2"/>
      <text:p text:style-name="P2"/>
      <text:p text:style-name="P2"><text:s text:c="23"/>| <text:s text:c="22"/></text:p>
      <text:p text:style-name="P2"><text:s text:c="23"/>| <text:s text:c="22"/></text:p>
      <text:p text:style-name="P2"><text:s text:c="23"/>| <text:s text:c="22"/></text:p>
      <text:p text:style-name="P2"/>
      <text:p text:style-name="P2"/>
      <text:p text:style-name="P2">||==========================||</text:p>
      <text:p text:style-name="P2">||Please pick the tower you ||</text:p>
      <text:p text:style-name="P2">||like to take a disk from <text:s/>||</text:p>
      <text:p text:style-name="P2"><text:soft-page-break/>||==========================||</text:p>
      <text:p text:style-name="P2">||1: Top Stack <text:s text:c="13"/>||</text:p>
      <text:p text:style-name="P2">||2: Middle Stack <text:s text:c="10"/>||</text:p>
      <text:p text:style-name="P2">||3: Bottom Stack <text:s text:c="10"/>||</text:p>
      <text:p text:style-name="P2">||-1: Quit <text:s text:c="10"/>:) <text:s text:c="4"/>||</text:p>
      <text:p text:style-name="P2">||Moves: 0 <text:s text:c="17"/>||</text:p>
      <text:p text:style-name="P2">||==========================||</text:p>
      <text:p text:style-name="P2">||1</text:p>
      <text:p text:style-name="P2">||==========================||</text:p>
      <text:p text:style-name="P2">||You chose tower 1 <text:s text:c="8"/>||</text:p>
      <text:p text:style-name="P2">||Where will you put it? <text:s text:c="3"/>||</text:p>
      <text:p text:style-name="P2">||==========================||</text:p>
      <text:p text:style-name="P2">||1:Middle///2:Bottom <text:s text:c="6"/>||</text:p>
      <text:p text:style-name="P2">||==========================||</text:p>
      <text:p text:style-name="P2">||1</text:p>
      <text:p text:style-name="P2"><text:s text:c="23"/>| <text:s text:c="22"/></text:p>
      <text:p text:style-name="P2"><text:s text:c="19"/>####|#### <text:s text:c="18"/></text:p>
      <text:p text:style-name="P2"/>
      <text:p text:style-name="P2"/>
      <text:p text:style-name="P2"><text:s text:c="23"/>| <text:s text:c="22"/></text:p>
      <text:p text:style-name="P2"><text:s text:c="21"/>##|## <text:s text:c="20"/></text:p>
      <text:p text:style-name="P2"/>
      <text:p text:style-name="P2"/>
      <text:p text:style-name="P2"><text:s text:c="23"/>| <text:s text:c="22"/></text:p>
      <text:p text:style-name="P2"><text:s text:c="23"/>| <text:s text:c="22"/></text:p>
      <text:p text:style-name="P2"><text:s text:c="23"/>| <text:s text:c="22"/></text:p>
      <text:p text:style-name="P2"/>
      <text:p text:style-name="P2"/>
      <text:p text:style-name="P2">||==========================||</text:p>
      <text:p text:style-name="P2">||Please pick the tower you ||</text:p>
      <text:p text:style-name="P2">||like to take a disk from <text:s/>||</text:p>
      <text:p text:style-name="P2">||==========================||</text:p>
      <text:p text:style-name="P2">||1: Top Stack <text:s text:c="13"/>||</text:p>
      <text:p text:style-name="P2">||2: Middle Stack <text:s text:c="10"/>||</text:p>
      <text:p text:style-name="P2">||3: Bottom Stack <text:s text:c="10"/>||</text:p>
      <text:p text:style-name="P2">||-1: Quit <text:s text:c="10"/>:) <text:s text:c="4"/>||</text:p>
      <text:p text:style-name="P2">||Moves: 1 <text:s text:c="17"/>||</text:p>
      <text:p text:style-name="P2">||==========================||</text:p>
      <text:p text:style-name="P2">||1</text:p>
      <text:p text:style-name="P2">||==========================||</text:p>
      <text:p text:style-name="P2">||You chose tower 1 <text:s text:c="8"/>||</text:p>
      <text:p text:style-name="P2">||Where will you put it? <text:s text:c="3"/>||</text:p>
      <text:p text:style-name="P2">||==========================||</text:p>
      <text:p text:style-name="P2">||1:Middle///2:Bottom <text:s text:c="6"/>||</text:p>
      <text:p text:style-name="P2">||==========================||</text:p>
      <text:p text:style-name="P2">||2</text:p>
      <text:p text:style-name="P2"><text:s text:c="23"/>| <text:s text:c="22"/></text:p>
      <text:p text:style-name="P2"><text:s text:c="23"/>| <text:s text:c="22"/></text:p>
      <text:p text:style-name="P2"><text:s text:c="23"/>| <text:s text:c="22"/></text:p>
      <text:p text:style-name="P2"><text:soft-page-break/></text:p>
      <text:p text:style-name="P2"/>
      <text:p text:style-name="P2"><text:s text:c="23"/>| <text:s text:c="22"/></text:p>
      <text:p text:style-name="P2"><text:s text:c="21"/>##|## <text:s text:c="20"/></text:p>
      <text:p text:style-name="P2"/>
      <text:p text:style-name="P2"/>
      <text:p text:style-name="P2"><text:s text:c="23"/>| <text:s text:c="22"/></text:p>
      <text:p text:style-name="P2"><text:s text:c="19"/>####|#### <text:s text:c="18"/></text:p>
      <text:p text:style-name="P2"/>
      <text:p text:style-name="P2"/>
      <text:p text:style-name="P2">||==========================||</text:p>
      <text:p text:style-name="P2">||Please pick the tower you ||</text:p>
      <text:p text:style-name="P2">||like to take a disk from <text:s/>||</text:p>
      <text:p text:style-name="P2">||==========================||</text:p>
      <text:p text:style-name="P2">||1: Top Stack <text:s text:c="13"/>||</text:p>
      <text:p text:style-name="P2">||2: Middle Stack <text:s text:c="10"/>||</text:p>
      <text:p text:style-name="P2">||3: Bottom Stack <text:s text:c="10"/>||</text:p>
      <text:p text:style-name="P2">||-1: Quit <text:s text:c="10"/>:) <text:s text:c="4"/>||</text:p>
      <text:p text:style-name="P2">||Moves: 2 <text:s text:c="17"/>||</text:p>
      <text:p text:style-name="P2">||==========================||</text:p>
      <text:p text:style-name="P2">||2</text:p>
      <text:p text:style-name="P2">||==========================||</text:p>
      <text:p text:style-name="P2">||You chose tower 2 <text:s text:c="8"/>||</text:p>
      <text:p text:style-name="P2">||Where will you put it? <text:s text:c="3"/>||</text:p>
      <text:p text:style-name="P2">||==========================||</text:p>
      <text:p text:style-name="P2">||1:Top///2:Bottom <text:s text:c="9"/>||</text:p>
      <text:p text:style-name="P2">||==========================||</text:p>
      <text:p text:style-name="P2">||2</text:p>
      <text:p text:style-name="P2">||==========================||</text:p>
      <text:p text:style-name="P2">||YOU WIN! <text:s text:c="17"/>||</text:p>
      <text:p text:style-name="P2">||You took 3 moves <text:s text:c="9"/>||</text:p>
      <text:p text:style-name="P2">||==========================||</text:p>
      <text:p text:style-name="P2"><text:s text:c="23"/>| <text:s text:c="22"/></text:p>
      <text:p text:style-name="P2"><text:s text:c="23"/>| <text:s text:c="22"/></text:p>
      <text:p text:style-name="P2"><text:s text:c="23"/>| <text:s text:c="22"/></text:p>
      <text:p text:style-name="P2"/>
      <text:p text:style-name="P2"/>
      <text:p text:style-name="P2"><text:s text:c="23"/>| <text:s text:c="22"/></text:p>
      <text:p text:style-name="P2"><text:s text:c="23"/>| <text:s text:c="22"/></text:p>
      <text:p text:style-name="P2"><text:s text:c="23"/>| <text:s text:c="22"/></text:p>
      <text:p text:style-name="P2"/>
      <text:p text:style-name="P2"/>
      <text:p text:style-name="P2"><text:s text:c="23"/>| <text:s text:c="22"/></text:p>
      <text:p text:style-name="P2"><text:s text:c="21"/>##|## <text:s text:c="20"/></text:p>
      <text:p text:style-name="P2"><text:s text:c="19"/>####|#### <text:s text:c="18"/></text:p>
      <text:p text:style-name="P2"/>
      <text:p text:style-name="P2"/>
      <text:p text:style-name="P2">||==========================||</text:p>
      <text:p text:style-name="P2">||Thank you for playing! <text:s text:c="3"/>||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ext:soft-page-break/>
          <table:table-row>
            <table:table-cell table:style-name="Table1.A1" office:value-type="string">
              <text:p text:style-name="P3">Y</text:p>
            </table:table-cell>
            <table:table-cell table:style-name="Table1.A1" office:value-type="string">
              <text:p text:style-name="Table_20_Contents"/>
            </table:table-cell>
            <table:table-cell table:style-name="Table1.C1" office:value-type="string">
              <text:p text:style-name="Table_20_Contents"/>
            </table:table-cell>
          </table:table-row>
        </table:table-header-rows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4T18:39:26.569196107</meta:creation-date>
    <dc:date>2019-04-14T18:47:34.423501736</dc:date>
    <meta:editing-duration>PT8M10S</meta:editing-duration>
    <meta:editing-cycles>1</meta:editing-cycles>
    <meta:generator>LibreOffice/6.0.7.3$Linux_X86_64 LibreOffice_project/00m0$Build-3</meta:generator>
    <meta:document-statistic meta:table-count="1" meta:image-count="0" meta:object-count="0" meta:page-count="4" meta:paragraph-count="122" meta:word-count="343" meta:character-count="4169" meta:non-whitespace-character-count="2132"/>
  </office:meta>
</office:document-meta>
</file>